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paragraph-properties style:line-height-at-least="1.376cm"/>
      <style:text-properties fo:color="#3a6d99" style:text-line-through-style="none" style:text-line-through-type="none" style:text-underline-style="none" style:text-blinking="false"/>
    </style:style>
    <style:style style:name="P4"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423cm" fo:margin-right="0.265cm" fo:margin-top="0.212cm" fo:margin-bottom="0.212cm" loext:contextual-spacing="false" style:line-height-at-least="0.503cm" fo:text-indent="0cm" style:auto-text-indent="false"/>
      <style:text-properties loext:padding="0cm" loext:border="none"/>
    </style:style>
    <style:style style:name="P7" style:family="paragraph" style:parent-style-name="Text_20_body">
      <style:paragraph-properties fo:margin-left="0.423cm" fo:margin-right="0.265cm" fo:margin-top="0.212cm" fo:margin-bottom="0.212cm" loext:contextual-spacing="false" style:line-height-at-least="0.503cm" fo:text-indent="0cm" style:auto-text-indent="false"/>
      <style:text-properties officeooo:paragraph-rsid="0005e630" loext:padding="0cm" loext:border="none"/>
    </style:style>
    <style:style style:name="P8" style:family="paragraph" style:parent-style-name="Text_20_body">
      <style:paragraph-properties fo:margin-left="0cm" fo:margin-right="0cm" fo:text-indent="-33.36cm" style:auto-text-indent="false"/>
    </style:style>
    <style:style style:name="T1" style:family="text">
      <style:text-properties fo:font-variant="normal" fo:text-transform="none" fo:color="#000000" fo:letter-spacing="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hat do all of these beautiful places have in common?<text:line-break/><text:line-break/>--&gt; Exactly, there is no mobile internet connection available.<text:line-break/><text:line-break/><text:line-break/>Since life without connectivity is way too unpleasant we decided to make our own network for these cases.<text:line-break/><text:line-break/>What we built is a network and a simple API for it, that can be used by other app developers to write apps that communicate asynchronously between a group of devices. The only requirement is that those devices move around in a common area sometimes. so wifi connections between them can be established from time to time.<text:line-break/><text:line-break/>The working principle is that each phone floods traffic to other phones, no matter if the traffic is your own or you received it from someone else. We don't know the topology of the network, since it's always changing, so all data is public and just goes everywhere.<text:line-break/><text:line-break/>To demonstrate that the network works we also wrote a chat app, that uses public key cryptography to get private communication channels over the common cleartext net.<text:line-break/><text:line-break/>Don't try using wifi direct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8S</meta:editing-duration>
    <meta:editing-cycles>3</meta:editing-cycles>
    <meta:generator>LibreOffice/5.1.4.2$Windows_X86_64 LibreOffice_project/f99d75f39f1c57ebdd7ffc5f42867c12031db97a</meta:generator>
    <dc:date>2016-12-18T19:52:41.416000000</dc:date>
    <meta:document-statistic meta:table-count="0" meta:image-count="0" meta:object-count="0" meta:page-count="1" meta:paragraph-count="1" meta:word-count="177" meta:character-count="1021" meta:non-whitespace-character-count="839"/>
    <meta:user-defined meta:name="Info 1"/>
    <meta:user-defined meta:name="Info 2"/>
    <meta:user-defined meta:name="Info 3"/>
    <meta:user-defined meta:name="Info 4"/>
  </office:meta>
</office:document-meta>
</file>